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4009762F25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Heading 1" style:family="paragraph" style:parent-style-name="Standard">
      <style:text-properties fo:font-weight="bold"/>
      <style:paragraph-properties fo:margin-top="0.5cm" fo:margin-bottom="0.3cm"/>
    </style:style>
    <style:style style:name="Heading 2" style:family="paragraph" style:parent-style-name="Standard">
      <style:text-properties fo:font-weight="bold"/>
      <style:paragraph-properties fo:margin-top="0.5cm" fo:margin-bottom="0.3cm"/>
    </style:style>
    <style:style style:name="Heading 3" style:family="paragraph" style:parent-style-name="Standard">
      <style:text-properties fo:font-weight="bold"/>
      <style:paragraph-properties fo:margin-top="0.5cm" fo:margin-bottom="0.3cm"/>
    </style:style>
    <style:style style:name="Heading 4" style:family="paragraph" style:parent-style-name="Standard">
      <style:text-properties fo:font-weight="bold"/>
      <style:paragraph-properties fo:margin-top="0.5cm" fo:margin-bottom="0.3cm"/>
    </style:style>
    <style:style style:name="Heading 5" style:family="paragraph" style:parent-style-name="Standard">
      <style:text-properties fo:font-weight="bold"/>
      <style:paragraph-properties fo:margin-top="0.5cm" fo:margin-bottom="0.3cm"/>
    </style:style>
    <style:style style:name="Heading 6" style:family="paragraph" style:parent-style-name="Standard">
      <style:text-properties fo:font-weight="bold"/>
      <style:paragraph-properties fo:margin-top="0.5cm" fo:margin-bottom="0.3cm"/>
    </style:style>
  </office:styles>
  <office:automatic-styles>
    <style:style style:name="Mfr1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Logo" text:anchor-type="char" svg:y="0cm" svg:width="6cm" svg:height="6cm" draw:z-index="0"><draw:image xlink:href="Pictures/WaltDietzney.png" xlink:type="simple" xlink:show="embed" xlink:actuate="onLoad" draw:mime-type="image/png"/></draw:frame></text:p>
      </style:header>
    </style:master-page>
  </office:master-styles>
  <text:list-style style:name="Bullet_20_Symbol">
    <text:list-level-style-bullet text:level="1" text:bullet-char="•">
      <style:list-level-properties text:space-before="0.5cm" text:min-label-width="0.5cm"/>
    </text:list-level-style-bullet>
  </text:list-style>
  <text:list-style style:name="Numbering_20_Symbol">
    <text:list-level-style-number text:level="1" style:num-format="1" style:num-suffix="." style:num-prefix="">
      <style:list-level-properties text:space-before="0.5cm" text:min-label-width="0.5cm"/>
    </text:list-level-style-number>
  </text:list-style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0T17:45:08.318917912</meta:creation-date>
    <dc:date>2025-04-20T17:47:49.342577287</dc:date>
    <meta:editing-duration>PT2M4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